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ScrollView.performAccessibilityAction( int action , Bundle argumen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pringScrollView.addView( View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ScrollView.onLayout( boolean changed , int l , int t , int r , int b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pringScrollView.getScrollR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ingScrollView.recycleVelocityTrack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ScrollView.initVelocityTrackerIfNotExi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ScrollView.computeScrollDeltaToGetChildRectOnScreen( Rect rec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pringScrollView.addView( View child , ViewGroup . LayoutParam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ScrollView.draw( Canvas canv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request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ScrollView.getMaxScroll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isSmoothScrollin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computeVerticalScroll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isWithinDeltaOfScreen( View descendant , int delta , int h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ScrollView.SpringScrollView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requestChildFocus( View child , View focus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ScrollView.canScro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ScrollView.isOffScreen( View descend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arrowScroll( int directio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pringScrollView.pageScroll( int dire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aved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ScrollView.findFocusableViewInBounds( boolean topFocus , int top , int bottom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pringScrollView.addView( View child , int index , ViewGroup . LayoutParam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ScrollView.onInterceptTouchEvent( MotionEvent ev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SpringScrollView.dispatchKeyEvent( Key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endDr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ScrollView.overScrollBy( int deltaX , int deltaY , int scrollX , int scrollY , int scrollRangeX , int scrollRangeY , int maxOverScrollX , int maxOverScrollY , boolean isTouchEven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2">
            <text:p text:style-name="Table_20_Contents">3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pringScrollView.onSaveInstance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ingScrollView.onOverScrolled( int scrollX , int scrollY , boolean clampedX , boolean clamped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ringScrollView.onMeasure( int widthMeasureSpec , int heightMeasureSpe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pringScrollView.isFillView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dState.writeToParcel( Parcel dest ,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ScrollView.computeVerticalScrollRang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ringScrollView.getBottomFadingEdge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onInitializeAccessibilityEvent( Accessibilit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ingScrollView.scrollToChildRect( Rect rect , boolean immedi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ringScrollView.requestDisallowInterceptTouchEvent( boolean disallowIntercep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ScrollView.doScrollY( int del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ingScrollView.getTopFadingEdge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measureChildWithMargins( View child , int parentWidthMeasureSpec , int widthUsed , int parentHeightMeasureSpec , int heightU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ingScrollView.requestChildRectangleOnScreen( View child , Rect rectangle , boolean immed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vedState.newArray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fling( int velocity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ingScrollView.scrollToChild( View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ScrollView.executeKeyEvent( KeyEvent ev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pringScrollView.initOrResetVelocityTrack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ScrollView.scrollTo( int x , int 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ScrollView.shouldDelayChildPressed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dState.createFromParcel( Parcel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getOverScroll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computeScroll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pringScrollView.onRestoreInstanceState( Parcelabl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pringScrollView.setOverScrollMode(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ScrollView.onTouchEvent( MotionEvent ev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5">
            <text:p text:style-name="Table_20_Contents">25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SpringScrollView.SpringScrollView( Context context , AttributeSet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fullScroll( int dir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ringScrollView.onDetachedFromWind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initScroll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ringScrollView.setSmoothScrollingEnabled( boolean smoothScrolling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onInitializeAccessibilityNodeInfo( AccessibilityNodeInfo 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ringScrollView.onSecondaryPointerUp( MotionEvent e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ringScrollView.SpringScrollView( Context context , AttributeSet attrs , int def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ScrollView.measureChild( View child , int parentWidthMeasureSpec , int parentHeightMeasure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ingScrollView.isViewDescendantOf( View child , View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ScrollView.smoothScrollTo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smoothScrollBy( int dx , int d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pringScrollView.scrollAndFocus( int direction , int top , int botto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pringScrollView.inChild( int x , int 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vedState.SavedState( Parcel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vedState.SavedState( Parcelable sup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crollView.setFillViewport( boolean fillView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ScrollView.onSizeChanged( int w , int h , int oldw , int old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ringScrollView.addView( View child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ScrollView.onRequestFocusInDescendants( int direction , Rect previouslyFocusedR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pringScrollView.invalidateParentIfNeed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